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justify" style:justify-single-word="false"/>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list-style-name="L1">
      <style:paragraph-properties fo:text-align="justify" style:justify-single-word="false"/>
      <style:text-properties fo:font-size="11pt" style:font-size-asian="11pt" style:font-size-complex="11pt"/>
    </style:style>
    <style:style style:name="P8" style:family="paragraph" style:parent-style-name="Standard" style:list-style-name="L2">
      <style:paragraph-properties fo:text-align="justify" style:justify-single-word="false"/>
      <style:text-properties fo:font-size="11pt" style:font-size-asian="11pt" style:font-size-complex="11pt"/>
    </style:style>
    <style:style style:name="P9" style:family="paragraph" style:parent-style-name="Standard" style:list-style-name="L3">
      <style:paragraph-properties fo:text-align="justify" style:justify-single-word="false"/>
      <style:text-properties fo:font-size="11pt" style:font-size-asian="11pt" style:font-size-complex="11pt"/>
    </style:style>
    <style:style style:name="P10" style:family="paragraph" style:parent-style-name="Standard" style:list-style-name="L6">
      <style:paragraph-properties fo:text-align="justify" style:justify-single-word="false"/>
      <style:text-properties fo:font-size="11pt" style:font-size-asian="11pt" style:font-size-complex="11pt"/>
    </style:style>
    <style:style style:name="P11" style:family="paragraph" style:parent-style-name="Standard" style:list-style-name="L4">
      <style:paragraph-properties fo:text-align="justify" style:justify-single-word="false"/>
      <style:text-properties fo:font-size="11pt" style:font-size-asian="11pt" style:font-size-complex="11pt"/>
    </style:style>
    <style:style style:name="P12" style:family="paragraph" style:parent-style-name="Standard" style:list-style-name="L5">
      <style:text-properties fo:font-size="11pt" style:font-size-asian="11pt" style:font-size-complex="11pt"/>
    </style:style>
    <style:style style:name="P13" style:family="paragraph" style:parent-style-name="Standard">
      <style:text-properties fo:font-size="11pt" fo:font-weight="normal"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margin-top="0cm" fo:margin-bottom="0.101cm" fo:text-align="justify" style:justify-single-word="false"/>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CIAI – La maison intelligente</text:p>
      <text:p text:style-name="P1">Système de gestion automatique des poubelles</text:p>
      <text:p text:style-name="Standard"/>
      <text:p text:style-name="P2">Introduction</text:p>
      <text:p text:style-name="P4"/>
      <text:p text:style-name="P17"><text:tab/><text:span text:style-name="T2">La gestion des poubelles est relativement pénible que ce soit au niveau du contrôle du niveau de remplissage du sac ou de la fermeture et l'acheminement jusqu'à la benne à ordures. De plus, une poubelle de déchet organique dégage bien souvent une odeur assez pestilentielle. </text:span></text:p>
      <text:p text:style-name="P6">D'où l'idée de développer un système de gestion automatique de la poubelle. Ce système permettra à la fois de détecter une poubelle pleine ou trop ancienne, de fermer et d'acheminer la poubelle à l’extérieur.</text:p>
      <text:p text:style-name="P4"/>
      <text:p text:style-name="P2">Fonctionnalités souhaitées</text:p>
      <text:p text:style-name="Standard"/>
      <text:p text:style-name="Standard"><text:span text:style-name="T1">Détection automatique de la nécessité de fermer et jeter la poubelle</text:span> </text:p>
      <text:p text:style-name="P5">Critères de détection :</text:p>
      <text:list xml:id="list29628380" text:style-name="L1">
        <text:list-item>
          <text:p text:style-name="P7">Niveau de remplissage de la poubelle – la poubelle est jetée si le taux de remplissage a atteint un certain niveau</text:p>
        </text:list-item>
        <text:list-item>
          <text:p text:style-name="P7">Poids de la poubelle – la poubelle est jetée si son poids dépasse un certain seuil</text:p>
        </text:list-item>
        <text:list-item>
          <text:p text:style-name="P7">Temps écoulé depuis le dernier vidage – la poubelle est jetée si elle est trop vieille</text:p>
        </text:list-item>
      </text:list>
      <text:p text:style-name="P4"/>
      <text:p text:style-name="Standard"><text:span text:style-name="T1">Gestion de différents types de poubelles liés au tri sélectif</text:span> </text:p>
      <text:p text:style-name="P6">Notre système comporte deux types de poubelles utilisés en fonction des déchets stockés dedans: </text:p>
      <text:list xml:id="list29606102" text:style-name="L2">
        <text:list-item>
          <text:p text:style-name="P8">Les déchets classiques (déchets alimentaires et non recyclables) seront déposés dans un sac en plastique tenu par des pinces sur un support circulaire.</text:p>
        </text:list-item>
        <text:list-item>
          <text:p text:style-name="P8">Les déchets recyclables (plastique, papier, carton, métal, …) seront déposés dans un bac réutilisable surélevé. </text:p>
        </text:list-item>
      </text:list>
      <text:p text:style-name="Standard"/>
      <text:p text:style-name="Standard"><text:span text:style-name="T1">Gestion de la fermeture des poubelles</text:span></text:p>
      <text:p text:style-name="P6">Seuls les sacs plastiques seront fermés. Ceci s’effectuera par un système de pincement et chauffage du haut du sac pour faire fondre le plastique et assurer une fermeture étanche. <text:s/></text:p>
      <text:p text:style-name="Standard"/>
      <text:p text:style-name="Standard"><text:span text:style-name="T1">Gestion de l'enlèvement de la poubelle</text:span></text:p>
      <text:p text:style-name="P6">Ce traitement sera spécifique au type de poubelle:</text:p>
      <text:list xml:id="list29604406" text:style-name="L3">
        <text:list-item>
          <text:p text:style-name="P9">Après leur fermeture, les sacs seront déposés sur un tapis roulant et acheminés jusqu'à la benne à ordures.</text:p>
        </text:list-item>
        <text:list-item>
          <text:p text:style-name="P9">Les bacs seront déposés sur le tapis roulant, acheminés jusqu'aux bennes spécifiques et vidés. Ils seront ensuite remis en place pour être à nouveau rempli.</text:p>
        </text:list-item>
      </text:list>
      <text:p text:style-name="Standard"/>
      <text:p text:style-name="Standard"><text:span text:style-name="T1">Gestion des sacs</text:span></text:p>
      <text:list xml:id="list31261497" text:style-name="L6">
        <text:list-item>
          <text:p text:style-name="P10">Les sacs seront mis manuellement sur le support à pince. Lorsqu'une poubelle a été vidée, un témoin lumineux indique à l'utilisateur qu'il doit mettre en place un nouveau sac.</text:p>
        </text:list-item>
        <text:list-item>
          <text:p text:style-name="P10">Dans le cas des bacs, l'utilisateur n'a rien à faire puisque le bac est automatiquement remis en place. L'utilisateur ne peut pas enlever les bacs.</text:p>
        </text:list-item>
      </text:list>
      <text:p text:style-name="Standard"/>
      <text:p text:style-name="Standard"><text:span text:style-name="T1">Fonctionnalités sur demande</text:span></text:p>
      <text:list xml:id="list29632154" text:style-name="L4">
        <text:list-item>
          <text:p text:style-name="P11">L'utilisateur peut s'il le souhaite lancer le processus d'élimination des déchets manuellement. Cela est possible par l'intermédiaire d'un bouton par poubelle.</text:p>
        </text:list-item>
        <text:list-item>
          <text:p text:style-name="P11">L'utilisateur peut mettre en et hors service le système par l'intermédiaire d'un bouton. Cela est possible seulement quand le système n'est pas en train d'effectuer une opération.</text:p>
        </text:list-item>
      </text:list>
      <text:p text:style-name="P6"/>
      <text:p text:style-name="P6"/>
      <text:p text:style-name="Standard"><text:soft-page-break/><text:span text:style-name="T1">Gestion des coupures de courant</text:span></text:p>
      <text:p text:style-name="P14">En cas de coupure du courant le système va s'arrêter subitement. Un traitement d'initialisation est envisagé à chaque démarrage du système. Ce traitement va détecter si le système a été arrêté à cause d'une coupure de courant et un vidage était en cours. Ainsi l'opération de vidage sera continuée. Par contre, si l'opération de nettoyage était en cours, elle ne va pas être reprise.</text:p>
      <text:p text:style-name="P16"/>
      <text:p text:style-name="P16">Nettoyage</text:p>
      <text:p text:style-name="P14">Après un certain temps un voyant qui indique qu'un nettoyage du système est recommandé est allumé. Le système continue de fonctionner normalement. Le nettoyage est déclenché manuellement par l'utilisateur par l'intermédiaire d'un bouton. </text:p>
      <text:p text:style-name="P13"><text:span text:style-name="T1"/></text:p>
      <text:p text:style-name="Standard"><text:span text:style-name="T1">Information pour l'utilisateur</text:span>. </text:p>
      <text:p text:style-name="P5">Des voyants lumineux informeront l'utilisateur de l'état actuel du système:</text:p>
      <text:list xml:id="list29620114" text:style-name="L5">
        <text:list-item>
          <text:p text:style-name="P12">L'absence de sac ou de bac</text:p>
        </text:list-item>
        <text:list-item>
          <text:p text:style-name="P12">Une élimination de la poubelle en cours</text:p>
        </text:list-item>
        <text:list-item>
          <text:p text:style-name="P12">Une jauge de niveau de remplissage de la poubelle</text:p>
        </text:list-item>
        <text:list-item>
          <text:p text:style-name="P12">Le système est allumé</text:p>
        </text:list-item>
        <text:list-item>
          <text:p text:style-name="P12">Le vidage du sac ou du bac est en cours</text:p>
        </text:list-item>
        <text:list-item>
          <text:p text:style-name="P12">Le tapis est bloqué</text:p>
        </text:list-item>
        <text:list-item>
          <text:p text:style-name="P12">Un nettoyage est nécessaire</text:p>
        </text:list-item>
        <text:list-item>
          <text:p text:style-name="P12">Le système est en train de nettoyer</text:p>
        </text:list-item>
        <text:list-item>
          <text:p text:style-name="P12">Il y a un problème avec la fermeture du sac</text:p>
        </text:list-item>
        <text:list-item>
          <text:p text:style-name="P12">Il y a un problème avec la montée ou la descente d'un sac ou d'un bac</text:p>
        </text:list-item>
        <text:list-item>
          <text:p text:style-name="P12">Le clapet doit être fermé</text:p>
        </text:list-item>
        <text:list-item>
          <text:p text:style-name="P12">Le clapet est verrouillé</text:p>
        </text:list-item>
      </text:list>
      <text:p text:style-name="Standard"/>
      <text:p text:style-name="P15"><text:span text:style-name="T1">Gestion des anomalies</text:span></text:p>
      <text:p text:style-name="P14">En cas d'une anomalie au niveau du système un voyant qui correspond à l'anomalie est allumé et le système entre dans un état d'attente. Après la résolution du problème le bouton reprendre permet de continuer l'opération qui était en cours.</text:p>
      <text:p text:style-name="P13"/>
      <text:p text:style-name="Standard">Schéma du systè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H43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2-01T09:28:28.25</meta:creation-date>
    <dc:date>2011-02-11T11:48:53.58</dc:date>
    <meta:editing-duration>PT02H15M38S</meta:editing-duration>
    <meta:editing-cycles>6</meta:editing-cycles>
    <meta:generator>OpenOffice.org/3.1$Win32 OpenOffice.org_project/310m19$Build-9420</meta:generator>
    <dc:creator>monica golumbeanu</dc:creator>
    <meta:document-statistic meta:table-count="0" meta:image-count="0" meta:object-count="0" meta:page-count="2" meta:paragraph-count="49" meta:word-count="697" meta:character-count="4159"/>
  </office:meta>
</office:document-meta>
</file>